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9F6000002449271AF0C.png"/>
  <manifest:file-entry manifest:media-type="image/png" manifest:full-path="Pictures/1000020100000C37000015D320180A8C.png"/>
  <manifest:file-entry manifest:media-type="image/png" manifest:full-path="Pictures/1000020100000220000000B5D4AA408D.png"/>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text/xml" manifest:full-path="meta.xml"/>
  <manifest:file-entry manifest:media-type="image/png" manifest:full-path="Thumbnails/thumbnail.png"/>
  <manifest:file-entry manifest:media-type="application/binary" manifest:full-path="layout-cache"/>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 manifest:full-path="Configurations2/accelerator/current.xml"/>
  <manifest:file-entry manifest:media-type="application/vnd.sun.xml.ui.configuration" manifest:full-path="Configurations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6/settings.xml"/>
  <manifest:file-entry manifest:media-type="text/xml" manifest:full-path="Object 6/content.xml"/>
  <manifest:file-entry manifest:media-type="" manifest:full-path="Object 6/Configurations2/accelerator/current.xml"/>
  <manifest:file-entry manifest:media-type="application/vnd.sun.xml.ui.configuration" manifest:full-path="Object 6/Configurations2/"/>
  <manifest:file-entry manifest:media-type="application/vnd.oasis.opendocument.formula" manifest:version="1.2" manifest:full-path="Object 6/"/>
  <manifest:file-entry manifest:media-type="text/xml" manifest:full-path="Object 7/settings.xml"/>
  <manifest:file-entry manifest:media-type="text/xml" manifest:full-path="Object 7/content.xml"/>
  <manifest:file-entry manifest:media-type="" manifest:full-path="Object 7/Configurations2/accelerator/current.xml"/>
  <manifest:file-entry manifest:media-type="application/vnd.sun.xml.ui.configuration" manifest:full-path="Object 7/Configurations2/"/>
  <manifest:file-entry manifest:media-type="application/vnd.oasis.opendocument.formula" manifest:version="1.2" manifest:full-path="Object 7/"/>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settings.xml"/>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2" svg:font-family="FreeSans"/>
    <style:font-face style:name="Liberation Sans" svg:font-family="'Liberation Sans'"/>
    <style:font-face style:name="Liberation Serif" svg:font-family="'Liberation Serif'"/>
    <style:font-face style:name="OpenSymbol" svg:font-family="OpenSymbol"/>
    <style:font-face style:name="Liberation Serif3" svg:font-family="'Liberation Serif'" style:font-family-generic="roman"/>
    <style:font-face style:name="Liberation Serif4" svg:font-family="'Liberation Serif', 'Times New Roman'" style:font-family-generic="roman"/>
    <style:font-face style:name="DejaVu Sans" svg:font-family="'DejaVu Sans'" style:font-pitch="variable"/>
    <style:font-face style:name="FreeSans1" svg:font-family="FreeSans" style:font-family-generic="roman" style:font-pitch="variable"/>
    <style:font-face style:name="Liberation Serif2" svg:font-family="'Liberation Serif'" style:font-family-generic="roman" style:font-pitch="variable"/>
    <style:font-face style:name="Liberation Serif1" svg:font-family="'Liberation Serif', 'Times New Roman'"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4" style:family="paragraph" style:parent-style-name="Standard">
      <style:paragraph-properties fo:margin-left="0in" fo:margin-right="0in" fo:text-align="start" style:justify-single-word="false" fo:text-indent="0in" style:auto-text-indent="false"/>
      <style:text-properties style:text-outline="true" style:font-name="Liberation Serif2" fo:font-size="12pt" fo:font-style="normal" style:font-size-asian="10.5pt" style:font-style-asian="normal" style:font-size-complex="12pt" style:font-style-complex="normal"/>
    </style:style>
    <style:style style:name="P5" style:family="paragraph" style:parent-style-name="Standard">
      <style:paragraph-properties fo:margin-left="0in" fo:margin-right="0in" fo:text-align="end"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6" style:family="paragraph" style:parent-style-name="Standard">
      <style:paragraph-properties fo:margin-left="0in" fo:margin-right="0in" fo:text-align="start" style:justify-single-word="false" fo:text-indent="0in" style:auto-text-indent="false"/>
      <style:text-properties style:font-name="Liberation Serif2" fo:font-size="12pt" fo:font-style="normal" style:font-size-asian="10.5pt" style:font-style-asian="normal" style:font-size-complex="12pt" style:font-style-complex="normal"/>
    </style:style>
    <style:style style:name="P7"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8" style:family="paragraph" style:parent-style-name="Standard">
      <style:paragraph-properties fo:margin-left="2.9543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9"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0"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11"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12"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3"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4"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15" style:family="paragraph" style:parent-style-name="Standard" style:master-page-name="Standard">
      <style:paragraph-properties fo:margin-left="0in" fo:margin-right="0in" fo:text-align="start" style:justify-single-word="false" fo:text-indent="0in" style:auto-text-indent="false" style:page-number="447" fo:break-before="page"/>
      <style:text-properties style:text-outline="true" style:font-name="Liberation Serif2" fo:font-size="12pt" fo:font-style="normal" style:font-size-asian="10.5pt" style:font-style-asian="normal" style:font-size-complex="12pt" style:font-style-complex="normal"/>
    </style:style>
    <style:style style:name="P16"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7"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8"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9" style:family="paragraph" style:parent-style-name="Standard" style:list-style-name="L4">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0" style:family="paragraph" style:parent-style-name="Standard" style:list-style-name="L4">
      <style:paragraph-properties fo:line-height="100%" fo:text-align="start" style:justify-single-word="false">
        <style:tab-stops>
          <style:tab-stop style:position="0.5in"/>
        </style:tab-stops>
      </style:paragraph-properties>
    </style:style>
    <style:style style:name="P21"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style:text-position="super 58%"/>
    </style:style>
    <style:style style:name="T6" style:family="text">
      <style:text-properties fo:font-weight="bold" style:font-weight-asian="bold" style:font-weight-complex="bold"/>
    </style:style>
    <style:style style:name="T7" style:family="text">
      <style:text-properties style:text-position="sub 58%"/>
    </style:style>
    <style:style style:name="T8" style:family="text">
      <style:text-properties style:text-position="sub 58%" fo:font-weight="bold" style:font-weight-asian="bold" style:font-weight-complex="bold"/>
    </style:style>
    <style:style style:name="T9" style:family="text">
      <style:text-properties fo:font-size="10pt" style:font-size-asian="10pt" style:font-size-complex="10pt"/>
    </style:style>
    <style:style style:name="T10" style:family="text">
      <style:text-properties style:font-name="Liberation Serif1" fo:font-size="10pt" style:font-size-asian="10pt" style:font-name-complex="Liberation Serif1"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fo:margin-left="0in" fo:margin-right="0in"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390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48" text:anchor-type="page" text:anchor-page-number="3" svg:width="8.5in" svg:height="1.9402in" draw:z-index="0">
        <draw:image xlink:href="Pictures/10000201000009F6000002449271AF0C.png" xlink:type="simple" xlink:show="embed" xlink:actuate="onLoad"/>
      </draw:frame>
      <draw:frame draw:style-name="fr2" draw:name="graphics1" text:anchor-type="page" text:anchor-page-number="4" svg:width="5.6in" svg:height="10in" draw:z-index="1">
        <draw:image xlink:href="Pictures/1000020100000C37000015D320180A8C.png" xlink:type="simple" xlink:show="embed" xlink:actuate="onLoad"/>
      </draw:frame>
      <text:p text:style-name="Standard"/>
      <text:p text:style-name="P2"/>
      <text:p text:style-name="P15"><text:span text:style-name="T1">C</text:span><text:span text:style-name="T2">HAPTER </text:span><text:span text:style-name="T1">17</text:span></text:p>
      <text:p text:style-name="P4"><text:span text:style-name="T3">M</text:span><text:span text:style-name="T4">MOL, M</text:span><text:span text:style-name="T3">E</text:span><text:span text:style-name="T4">Q, M</text:span><text:span text:style-name="T3">C</text:span><text:span text:style-name="T4">I, &amp; </text:span><text:span text:style-name="T3">IU</text:span></text:p>
      <text:p text:style-name="P8">“So if I get exposed to enough radiation at our field trip to a nuclear pharmacy, could I turn into the Hulk?”</text:p>
      <text:p text:style-name="P8">“Probably not, but if you did it would be fairly short-lived since they primarily work with technetium-99 and that only has 6 hour half-life.”</text:p>
      <text:p text:style-name="P5">--A discussion between a student and his instructor.</text:p>
      <text:p text:style-name="P6"/>
      <text:p text:style-name="P7">Many systems of measures for drugs are easily understandable, such as mass of drug (30 grams of ointment), volume of a solution (250 mL of NS), concentration as mass of drug per quantity of volume (400 mg E.E.S./tsp), percentage strength (50% Magnesium Sulfate = 50 g/100 mL), etc. Other forms require more manipulation to arrive at how they are calculated such as</text:p>
      <text:list xml:id="list619045549" text:style-name="L1">
        <text:list-item>
          <text:p text:style-name="P16">millimoles, </text:p>
        </text:list-item>
        <text:list-item>
          <text:p text:style-name="P16">milliEquivalents, </text:p>
        </text:list-item>
        <text:list-item>
          <text:p text:style-name="P16">millicuries, and </text:p>
        </text:list-item>
        <text:list-item>
          <text:p text:style-name="P16">international units.</text:p>
        </text:list-item>
      </text:list>
      <text:p text:style-name="P9"/>
      <text:p text:style-name="P9">Due to the concepts in this chapter, we need to take a brief moment and explain how to read a chemical formula. A chemical formula (or molecular formula) is a way of expressing information about the atoms that constitute a particular chemical compound. The chemical formula identifies each constituent element by its chemical symbol and indicates the number of atoms of each element found in each discrete molecule of that compound. If a molecule contains more than one atom of a particular element, this quantity is indicated using a subscript after the chemical symbol. Therefore, if you were to look at the chemical formula for water, H<text:span text:style-name="T7">2</text:span>O, you would know that there are 2 hydrogen atoms and one oxygen atom in a single water molecule. (If you are not sure of the proper abbreviations for various elements, you may reference the periodic table that appears on the next page.)</text:p>
      <text:p text:style-name="P9"/>
      <text:p text:style-name="P11">Practice Problems</text:p>
      <text:p text:style-name="P9"/>
      <text:p text:style-name="P9">To ensure that you are comfortable with reading chemical formulas please attempt the following practice problems. Determine how many of each type of atom are present in the following molecules.</text:p>
      <text:p text:style-name="P9"/>
      <text:list xml:id="list1800084870" text:style-name="L2">
        <text:list-item>
          <text:p text:style-name="P17">Salt - NaCl</text:p>
        </text:list-item>
      </text:list>
      <text:p text:style-name="P9"/>
      <text:list xml:id="list311135574" text:continue-numbering="true" text:style-name="L2">
        <text:list-item>
          <text:p text:style-name="P17">Dextrose - C<text:span text:style-name="T7">6</text:span>H<text:span text:style-name="T7">12</text:span>O<text:span text:style-name="T7">6</text:span></text:p>
        </text:list-item>
      </text:list>
      <text:p text:style-name="P9"/>
      <text:list xml:id="list1811025018" text:continue-numbering="true" text:style-name="L2">
        <text:list-item>
          <text:p text:style-name="P17">Dibasic sodium phosphate - Na<text:span text:style-name="T7">2</text:span>HPO<text:span text:style-name="T7">4</text:span></text:p>
        </text:list-item>
      </text:list>
      <text:p text:style-name="P9"/>
      <text:list xml:id="list723196459" text:continue-numbering="true" text:style-name="L2">
        <text:list-item>
          <text:p text:style-name="P17">Calcium hydroxide - Ca(OH)<text:span text:style-name="T7">2</text:span></text:p>
        </text:list-item>
      </text:list>
      <text:p text:style-name="P9"/>
      <text:p text:style-name="P9"><draw:frame text:anchor-type="paragraph" draw:z-index="3" draw:style-name="gr1" draw:text-style-name="P21" svg:width="-6.915in" svg:height="-0.3906in" svg:x="6.9165in" svg:y="0.5311in"><draw:text-box><text:p><text:span text:style-name="T9">1) 1 sodium, 1 chloride</text:span><text:span text:style-name="T10"> <text:s text:c="3"/>2) 6 carbon, 12 hydrogen, 6 oxygen <text:s text:c="3"/></text:span></text:p><text:p><text:span text:style-name="T10">3) 2 sodium, 1 hydrogen, 1 phosphorous, 4 oxygen <text:s text:c="3"/>4) 1 calcium, 2 oxygen, 2 hydrogen</text:span></text:p></draw:text-box></draw:frame></text:p>
      <text:p text:style-name="P10"><text:soft-page-break/>Millimoles</text:p>
      <text:p text:style-name="P9"/>
      <text:p text:style-name="P9">The mole (symbol: mol) is the System International (SI) base unit that measures an amount of substance. One mole contains Avogadro's number (approximately 6.022 × 10<text:span text:style-name="T5">23</text:span>) entities. A mole is much like "a dozen" in that both are absolute numbers (having no units) and can describe any type of elementary object, although the mole's use is usually limited to measurement of subatomic, atomic, and molecular structures. The goal is to acquire a sufficient quantity of a material to be able to measure it and since individual atoms and molecules are so small having an entire mole of a substance makes it easier to work with. Once you acquire a mole of a particular substance you may reference its atomic mass to know how much its mass in grams is. Let's look at carbon as an example:</text:p>
      <text:p text:style-name="P9"/>
      <text:p text:style-name="P9"><draw:frame draw:style-name="fr3" draw:name="graphics2" text:anchor-type="paragraph" svg:width="3.0098in" svg:height="1in" draw:z-index="2"><draw:image xlink:href="Pictures/1000020100000220000000B5D4AA408D.png" xlink:type="simple" xlink:show="embed" xlink:actuate="onLoad"/></draw:frame></text:p>
      <text:p text:style-name="P9">A mole of carbon-12 (which has an atomic mass of 12) would have a mass of 12 g.</text:p>
      <text:p text:style-name="P9"/>
      <text:p text:style-name="P9">In medicine we tend to look at items in slightly smaller quantities, hence the need to measure some substances in millimoles (symbol: mMol). A mMol is one-one thousandth (1/1000) of a mole and mass would be measured in milligrams instead; therefore <text:span text:style-name="T6">1 mol = 1,000 mMol</text:span> and a mMol of carbon 12 would weigh 12 mg.</text:p>
      <text:p text:style-name="P9"/>
      <text:p text:style-name="P9">Let's look at an example problem with dibasic sodium phosphate (Na<text:span text:style-name="T7">2</text:span>HPO<text:span text:style-name="T7">4</text:span>).</text:p>
      <text:p text:style-name="P9"/>
      <text:p text:style-name="P11">Example:</text:p>
      <text:p text:style-name="P11"/>
      <text:p text:style-name="P12">A patient needs an infusion with 15 mMol of dibasic sodium phosphate (Na<text:span text:style-name="T7">2</text:span>HPO<text:span text:style-name="T7">4</text:span>) in 150 mL of NS. How many milligrams of dibasic sodium phosphate do you need to make this infusion?</text:p>
      <text:p text:style-name="P12"/>
      <text:p text:style-name="P12">Na =<draw:frame draw:style-name="fr4" draw:name="Object1" text:anchor-type="as-char" svg:width="0.4783in" svg:height="0.1846in" draw:z-index="11"><draw:object xlink:href="./Object 1" xlink:type="simple" xlink:show="embed" xlink:actuate="onLoad"/><draw:image xlink:href="./ObjectReplacements/Object 1" xlink:type="simple" xlink:show="embed" xlink:actuate="onLoad"/></draw:frame>= 46</text:p>
      <text:p text:style-name="P12">H = 1</text:p>
      <text:p text:style-name="P12">P = 31</text:p>
      <text:p text:style-name="P12">O =<draw:frame draw:style-name="fr4" draw:name="Object2" text:anchor-type="as-char" svg:width="0.4783in" svg:height="0.1846in" draw:z-index="4"><draw:object xlink:href="./Object 2" xlink:type="simple" xlink:show="embed" xlink:actuate="onLoad"/><draw:image xlink:href="./ObjectReplacements/Object 2" xlink:type="simple" xlink:show="embed" xlink:actuate="onLoad"/></draw:frame>= 64</text:p>
      <text:p text:style-name="P12"/>
      <text:p text:style-name="P12"><draw:frame draw:style-name="fr4" draw:name="Object3" text:anchor-type="as-char" svg:width="1.4846in" svg:height="0.1846in" draw:z-index="6"><draw:object xlink:href="./Object 3" xlink:type="simple" xlink:show="embed" xlink:actuate="onLoad"/><draw:image xlink:href="./ObjectReplacements/Object 3" xlink:type="simple" xlink:show="embed" xlink:actuate="onLoad"/></draw:frame>atomic mass units in a molecule of Na<text:span text:style-name="T7">2</text:span>HPO<text:span text:style-name="T7">4</text:span>.</text:p>
      <text:p text:style-name="P12"/>
      <text:p text:style-name="P12">Therefore, a mMol of Na<text:span text:style-name="T7">2</text:span>HPO<text:span text:style-name="T7">4</text:span> would have a mass of 146 mg. With that in mind the problem becomes pretty straight forward to solve from there.</text:p>
      <text:p text:style-name="P12"/>
      <text:p text:style-name="P12"><draw:frame draw:style-name="fr4" draw:name="Object4" text:anchor-type="as-char" svg:width="1.4063in" svg:height="0.3937in" draw:z-index="7"><draw:object xlink:href="./Object 4" xlink:type="simple" xlink:show="embed" xlink:actuate="onLoad"/><draw:image xlink:href="./ObjectReplacements/Object 4" xlink:type="simple" xlink:show="embed" xlink:actuate="onLoad"/></draw:frame>= <text:span text:style-name="T6">2190 mg of <text:s/>Na</text:span><text:span text:style-name="T8">2</text:span><text:span text:style-name="T6">HPO</text:span><text:span text:style-name="T8">4</text:span></text:p>
      <text:p text:style-name="P9"/>
      <text:p text:style-name="P9">Attempt the practice problem on the next page to verify you comprehension of this concept.</text:p>
      <text:p text:style-name="P9"/>
      <text:p text:style-name="P11"><text:soft-page-break/>Practice Problem</text:p>
      <text:p text:style-name="P9"/>
      <text:p text:style-name="P12">A patient needs an infusion with 12 mMol of monobasic potassium phosphate (KH<text:span text:style-name="T7">2</text:span>PO<text:span text:style-name="T7">4</text:span>) in 150 mL of NS. How many milligrams of monobasic potassium phosphate do you need to make this infusion?</text:p>
      <text:p text:style-name="P9"><draw:frame text:anchor-type="paragraph" draw:z-index="5" draw:style-name="gr1" draw:text-style-name="P21" svg:width="-6.915in" svg:height="-0.3906in" svg:x="6.9165in" svg:y="1.3189in"><draw:text-box><text:p><text:span text:style-name="T10">1,632 mg of monobasic potassium phosphate</text:span></text:p></draw:text-box></draw:frame></text:p>
      <text:p text:style-name="P9"/>
      <text:p text:style-name="P9"/>
      <text:p text:style-name="P9"/>
      <text:p text:style-name="P9"/>
      <text:p text:style-name="P9"/>
      <text:p text:style-name="P9"/>
      <text:p text:style-name="P10">MilliEquivalents</text:p>
      <text:p text:style-name="P9"/>
      <text:p text:style-name="P9">The equivalent (symbol: Eq or eq) is a measurement unit used in chemistry and the biological sciences such as pharmacy. It is a measure of a substance's ability to combine with other substances and is a comparison of an ion's charge in comparison to a mole of the product. As an example if you look at potassium on a periodic table you will find that it typically has an ionic charge of +1 when it binds to other ions. Therefore 1 mole of potassium would equal 1 equivalent of potassium. Likewise, if we look at oxygen it typically has a charge of -2 when it combines with other elements so 1 mole of oxygen equals 2 equivalents of oxygen. </text:p>
      <text:p text:style-name="P9"/>
      <text:p text:style-name="P9">Much like pharmacy typically looks at items in slightly smaller quantities than moles, you'll find that it also looks at quantities slightly smaller than Eq. Just like 1,000 mMol are equal to 1 mole, 1,000 milliequivalents (symbol: mEq or meq) are equal to 1 Eq. Therefore 1 mMol of potassium equals 1 mEq of potassium and 1 mMol of oxygen equals 2 mEq of oxygen. Before expanding on this concept, try a couple of practice problems.</text:p>
      <text:p text:style-name="P9"/>
      <text:p text:style-name="P11">Practice Problems</text:p>
      <text:p text:style-name="P9"/>
      <text:p text:style-name="P9">Determine how many mEq are in a millimole of each of the following elements.</text:p>
      <text:p text:style-name="P9"/>
      <text:section text:style-name="Sect1" text:name="Section1">
        <text:list xml:id="list1774696713" text:style-name="L3">
          <text:list-item>
            <text:p text:style-name="P18">1 mMol H</text:p>
          </text:list-item>
          <text:list-item>
            <text:p text:style-name="P18">1 mMol Ca</text:p>
          </text:list-item>
          <text:list-item>
            <text:p text:style-name="P18">1 mMol Cl</text:p>
          </text:list-item>
        </text:list>
      </text:section>
      <text:p text:style-name="P9"/>
      <text:p text:style-name="P9"><draw:frame text:anchor-type="paragraph" draw:z-index="8" draw:style-name="gr1" draw:text-style-name="P21" svg:width="-6.915in" svg:height="-0.3906in" svg:x="6.9165in" svg:y="0.548in"><draw:text-box><text:p><text:span text:style-name="T10">1) 1 mEq H <text:s text:c="2"/>2) 2 mEq Ca <text:s text:c="2"/>3) 1 mEq Cl</text:span></text:p></draw:text-box></draw:frame></text:p>
      <text:p text:style-name="P9"/>
      <text:p text:style-name="P9"/>
      <text:p text:style-name="P9">Now, let's add a some steps to this concept using volume of a solution, mass of a compound, millimoles of that compound, and milliequivalents of a particular ion. Procede to the next page for examples of using these concepts.</text:p>
      <text:p text:style-name="P9"/>
      <text:p text:style-name="P11"/>
      <text:p text:style-name="P3">Example:</text:p>
      <text:p text:style-name="P9"/>
      <text:list xml:id="list554931904" text:style-name="L4">
        <text:list-item>
          <text:p text:style-name="P20">If a patient required 4.2 g of sodium bicarbonate (NaHCO3), how many mEq of sodium (Na) is the patient receiving?</text:p>
        </text:list-item>
      </text:list>
      <text:p text:style-name="P9"/>
      <text:p text:style-name="P13">Na = 23</text:p>
      <text:p text:style-name="P13">H = 1</text:p>
      <text:p text:style-name="P13">C = 12</text:p>
      <text:p text:style-name="P13">O =<draw:frame draw:style-name="fr4" draw:name="Object6" text:anchor-type="as-char" svg:width="0.4717in" svg:height="0.1846in" draw:z-index="10"><draw:object xlink:href="./Object 6" xlink:type="simple" xlink:show="embed" xlink:actuate="onLoad"/><draw:image xlink:href="./ObjectReplacements/Object 6" xlink:type="simple" xlink:show="embed" xlink:actuate="onLoad"/><svg:desc>formula</svg:desc></draw:frame>= 48</text:p>
      <text:p text:style-name="P13"/>
      <text:p text:style-name="P13"><draw:frame draw:style-name="fr4" draw:name="Object7" text:anchor-type="as-char" svg:width="1.4016in" svg:height="0.1846in" draw:z-index="12"><draw:object xlink:href="./Object 7" xlink:type="simple" xlink:show="embed" xlink:actuate="onLoad"/><draw:image xlink:href="./ObjectReplacements/Object 7" xlink:type="simple" xlink:show="embed" xlink:actuate="onLoad"/><svg:desc>formula</svg:desc></draw:frame>is the atomic mass of NaHCO<text:span text:style-name="T7">3</text:span>, therefore 1 mMol = 84 mg.</text:p>
      <text:p text:style-name="P13"/>
      <text:p text:style-name="P13">Also, a mMol of NaHCO<text:span text:style-name="T7">3</text:span> contains 1 mMol of Na and 1 mMol of Na = 1 mEq, so you can solve the problem as follows:</text:p>
      <text:p text:style-name="P13"><text:s/></text:p>
      <text:p text:style-name="P13"><draw:frame draw:style-name="fr4" draw:name="Object5" text:anchor-type="as-char" svg:width="2.5709in" svg:height="0.3937in" draw:z-index="13"><draw:object xlink:href="./Object 5" xlink:type="simple" xlink:show="embed" xlink:actuate="onLoad"/><draw:image xlink:href="./ObjectReplacements/Object 5" xlink:type="simple" xlink:show="embed" xlink:actuate="onLoad"/></draw:frame>= <text:span text:style-name="T6">50 mEq of sodium</text:span></text:p>
      <text:p text:style-name="P9"/>
      <text:list xml:id="list1081702447" text:continue-numbering="true" text:style-name="L4">
        <text:list-item>
          <text:p text:style-name="P19">How many mEq of sodium and how many mEq of chloride are in one liter of normal saline (0.9% w/v NaCl)?</text:p>
        </text:list-item>
      </text:list>
      <text:p text:style-name="P9"/>
      <text:p text:style-name="P13">Na = 23</text:p>
      <text:p text:style-name="P13">Cl = 35.5</text:p>
      <text:p text:style-name="P13"/>
      <text:p text:style-name="P13">23+35.5=58.5 is the atomic mass of NaCl, therefore 1 mMol = 58.5 mg.</text:p>
      <text:p text:style-name="P13"/>
      <text:p text:style-name="P13">1 mMol Na = 1 mEq</text:p>
      <text:p text:style-name="P13">1 mMol Cl = 1 mEq</text:p>
      <text:p text:style-name="P13"/>
      <text:p text:style-name="P13"><draw:frame draw:style-name="fr4" draw:name="Object8" text:anchor-type="as-char" svg:width="3.902in" svg:height="0.3937in" draw:z-index="14"><draw:object xlink:href="./Object 8" xlink:type="simple" xlink:show="embed" xlink:actuate="onLoad"/><draw:image xlink:href="./ObjectReplacements/Object 8" xlink:type="simple" xlink:show="embed" xlink:actuate="onLoad"/></draw:frame>= 154 mEq</text:p>
      <text:p text:style-name="P13"/>
      <text:p text:style-name="P14">154 mEq sodium</text:p>
      <text:p text:style-name="P14">154 mEq chloride</text:p>
      <text:p text:style-name="P9"/>
      <text:p text:style-name="P9">Now that you've seen a couple of example problems, attempt the following practice problems.</text:p>
      <text:p text:style-name="P9"/>
      <text:p text:style-name="P11">Practice Problem</text:p>
      <text:p text:style-name="P9"/>
      <text:list xml:id="list1788398004" text:continue-list="list1081702447" text:style-name="L4">
        <text:list-item text:start-value="1">
          <text:p text:style-name="P19">How many mEq of calcium are in 111 mg of Ca(OH)<text:span text:style-name="T7">2</text:span>.</text:p>
        </text:list-item>
      </text:list>
      <text:p text:style-name="P9"/>
      <text:p text:style-name="P9"/>
      <text:p text:style-name="P9"/>
      <text:p text:style-name="P9"/>
      <text:p text:style-name="P9"/>
      <text:p text:style-name="P9"/>
      <text:p text:style-name="P9"/>
      <text:list xml:id="list862294175" text:continue-numbering="true" text:style-name="L4">
        <text:list-item>
          <text:p text:style-name="P19"><text:soft-page-break/>How many mEq of sodium and how many mEq of chloride are in a 50 mL minibag of half-normal saline (0.45% w/v NaCl)?</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text:anchor-type="paragraph" draw:z-index="9" draw:style-name="gr1" draw:text-style-name="P21" svg:width="-6.915in" svg:height="-0.3906in" svg:x="6.9165in" svg:y="0.548in"><draw:text-box><text:p><text:span text:style-name="T10">1) 3 mEq Ca <text:s text:c="2"/>2) 3.85 mEq Na &amp; 3.85 mEq Cl</text:span></text:p></draw:text-box></draw:frame></text:p>
      <text:p text:style-name="P9"/>
      <text:p text:style-name="P9"/>
      <text:p text:style-name="P10">Millicurie</text:p>
      <text:p text:style-name="P9"/>
      <text:p text:style-name="P9">A curie (Ci) is a unit measuring the activity of radioactive isotopes and is named after french born scientists Pierre and Marie Curie whom did a significant quantity of early research on radioactive isotopes. </text:p>
      <text:p text:style-name="P9"/>
      <text:p text:style-name="P9">Nuclear pharmacy involves the preparation of radioactive materials that will be used to diagnose and treat specific diseases. Nuclear pharmacies typically work with weak radioactive isotopes and will commonly measure the activity level of the substances they are working with a smaller unit known as a millicurie (symbol: mc or mCi). </text:p>
      <text:p text:style-name="P9"/>
      <text:p text:style-name="P9">lor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FreeSans2" svg:font-family="FreeSans"/>
    <style:font-face style:name="Liberation Sans" svg:font-family="'Liberation Sans'"/>
    <style:font-face style:name="Liberation Serif" svg:font-family="'Liberation Serif'"/>
    <style:font-face style:name="OpenSymbol" svg:font-family="OpenSymbol"/>
    <style:font-face style:name="Liberation Serif3" svg:font-family="'Liberation Serif'" style:font-family-generic="roman"/>
    <style:font-face style:name="Liberation Serif4" svg:font-family="'Liberation Serif', 'Times New Roman'" style:font-family-generic="roman"/>
    <style:font-face style:name="DejaVu Sans" svg:font-family="'DejaVu Sans'" style:font-pitch="variable"/>
    <style:font-face style:name="FreeSans1" svg:font-family="FreeSans" style:font-family-generic="roman" style:font-pitch="variable"/>
    <style:font-face style:name="Liberation Serif2" svg:font-family="'Liberation Serif'" style:font-family-generic="roman" style:font-pitch="variable"/>
    <style:font-face style:name="Liberation Serif1" svg:font-family="'Liberation Serif', 'Times New Roman'"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2"/>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2"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2"/>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5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1-08-05T05:07:24</meta:creation-date>
    <dc:date>2011-11-26T07:05:53</dc:date>
    <dc:creator>Sean Parsons</dc:creator>
    <meta:editing-duration>PT15H19M18S</meta:editing-duration>
    <meta:editing-cycles>14</meta:editing-cycles>
    <meta:generator>LibreOffice/3.4$Linux LibreOffice_project/340m1$Build-302</meta:generator>
    <meta:printed-by>Sean Parsons</meta:printed-by>
    <meta:print-date>2011-10-31T12:28:52</meta:print-date>
    <meta:document-statistic meta:table-count="0" meta:image-count="3" meta:object-count="8" meta:page-count="8" meta:paragraph-count="71" meta:word-count="1234" meta:character-count="6789" meta:non-whitespace-character-count="5628"/>
  </office:meta>
</office:document-meta>
</file>

<file path=Object 1/content.xml><?xml version="1.0" encoding="utf-8"?>
<math xmlns="http://www.w3.org/1998/Math/MathML">
  <semantics>
    <mrow>
      <mrow>
        <mn>23</mn>
        <mo stretchy="false">×</mo>
        <mn>2</mn>
      </mrow>
    </mrow>
    <annotation encoding="StarMath 5.0">23 times 2</annotation>
  </semantics>
</math>
</file>

<file path=Object 2/content.xml><?xml version="1.0" encoding="utf-8"?>
<math xmlns="http://www.w3.org/1998/Math/MathML">
  <semantics>
    <mrow>
      <mrow>
        <mn>16</mn>
        <mo stretchy="false">×</mo>
        <mn>4</mn>
      </mrow>
    </mrow>
    <annotation encoding="StarMath 5.0">16 times 4</annotation>
  </semantics>
</math>
</file>

<file path=Object 3/content.xml><?xml version="1.0" encoding="utf-8"?>
<math xmlns="http://www.w3.org/1998/Math/MathML">
  <semantics>
    <mrow>
      <mrow>
        <mrow>
          <mrow>
            <mrow>
              <mn>46</mn>
              <mo stretchy="false">+</mo>
              <mn>1</mn>
            </mrow>
            <mo stretchy="false">+</mo>
            <mn>31</mn>
          </mrow>
          <mo stretchy="false">+</mo>
          <mn>64</mn>
        </mrow>
        <mo stretchy="false">=</mo>
        <mn>132</mn>
      </mrow>
    </mrow>
    <annotation encoding="StarMath 5.0">46+1+31+64=132</annotation>
  </semantics>
</math>
</file>

<file path=Object 4/content.xml><?xml version="1.0" encoding="utf-8"?>
<math xmlns="http://www.w3.org/1998/Math/MathML">
  <semantics>
    <mrow>
      <mrow>
        <mrow>
          <mfrac>
            <mrow>
              <mn>15</mn>
              <mi>mMol</mi>
            </mrow>
            <mrow>
              <mn>1</mn>
            </mrow>
          </mfrac>
        </mrow>
        <mo stretchy="false">×</mo>
        <mrow>
          <mfrac>
            <mrow>
              <mn>146</mn>
              <mi>mg</mi>
            </mrow>
            <mrow>
              <mn>1</mn>
              <mi>mMol</mi>
            </mrow>
          </mfrac>
        </mrow>
      </mrow>
    </mrow>
    <annotation encoding="StarMath 5.0">{{15 mMol}over{1}} times {{146 mg}over{1 mMol}}</annotation>
  </semantics>
</math>
</file>

<file path=Object 5/content.xml><?xml version="1.0" encoding="utf-8"?>
<math xmlns="http://www.w3.org/1998/Math/MathML">
  <semantics>
    <mrow>
      <mrow>
        <mrow>
          <mrow>
            <mrow>
              <mfrac>
                <mrow>
                  <mn>4.2</mn>
                  <mi mathvariant="normal">g</mi>
                </mrow>
                <mrow>
                  <mn>1</mn>
                </mrow>
              </mfrac>
            </mrow>
            <mo stretchy="false">×</mo>
            <mrow>
              <mfrac>
                <mrow>
                  <mn>1000</mn>
                  <mi>mg</mi>
                </mrow>
                <mrow>
                  <mn>1</mn>
                  <mi mathvariant="normal">g</mi>
                </mrow>
              </mfrac>
            </mrow>
          </mrow>
          <mo stretchy="false">×</mo>
          <mrow>
            <mfrac>
              <mrow>
                <mn>1</mn>
                <mi>mMol</mi>
              </mrow>
              <mrow>
                <mn>84</mn>
                <mi>mg</mi>
              </mrow>
            </mfrac>
          </mrow>
        </mrow>
        <mo stretchy="false">×</mo>
        <mrow>
          <mfrac>
            <mrow>
              <mn>1</mn>
              <mi>mEq</mi>
            </mrow>
            <mrow>
              <mn>1</mn>
              <mi>mMol</mi>
            </mrow>
          </mfrac>
        </mrow>
      </mrow>
    </mrow>
    <annotation encoding="StarMath 5.0">{{4.2 g} over {1}} times {{1000 mg} over {1 g}} times {{1 mMol} over {84 mg}} times {{1 mEq} over {1 mMol}}</annotation>
  </semantics>
</math>
</file>

<file path=Object 6/content.xml><?xml version="1.0" encoding="utf-8"?>
<math xmlns="http://www.w3.org/1998/Math/MathML">
  <semantics>
    <mrow>
      <mrow>
        <mn>16</mn>
        <mo stretchy="false">×</mo>
        <mn>3</mn>
      </mrow>
    </mrow>
    <annotation encoding="StarMath 5.0">16 times 3</annotation>
  </semantics>
</math>
</file>

<file path=Object 7/content.xml><?xml version="1.0" encoding="utf-8"?>
<math xmlns="http://www.w3.org/1998/Math/MathML">
  <semantics>
    <mrow>
      <mrow>
        <mrow>
          <mrow>
            <mrow>
              <mn>23</mn>
              <mo stretchy="false">+</mo>
              <mn>1</mn>
            </mrow>
            <mo stretchy="false">+</mo>
            <mn>12</mn>
          </mrow>
          <mo stretchy="false">+</mo>
          <mn>48</mn>
        </mrow>
        <mo stretchy="false">=</mo>
        <mn>84</mn>
      </mrow>
    </mrow>
    <annotation encoding="StarMath 5.0">23+1+12+48=84</annotation>
  </semantics>
</math>
</file>

<file path=Object 8/content.xml><?xml version="1.0" encoding="utf-8"?>
<math xmlns="http://www.w3.org/1998/Math/MathML">
  <semantics>
    <mrow>
      <mrow>
        <mrow>
          <mrow>
            <mrow>
              <mrow>
                <mrow>
                  <mfrac>
                    <mrow>
                      <mn>1</mn>
                      <mi mathvariant="normal">L</mi>
                    </mrow>
                    <mrow>
                      <mn>1</mn>
                    </mrow>
                  </mfrac>
                </mrow>
                <mo stretchy="false">×</mo>
                <mrow>
                  <mfrac>
                    <mrow>
                      <mn>1000</mn>
                      <mi>mL</mi>
                    </mrow>
                    <mrow>
                      <mn>1</mn>
                      <mi mathvariant="normal">L</mi>
                    </mrow>
                  </mfrac>
                </mrow>
              </mrow>
              <mo stretchy="false">×</mo>
              <mrow>
                <mfrac>
                  <mrow>
                    <mn>0.9</mn>
                    <mi mathvariant="normal">g</mi>
                  </mrow>
                  <mrow>
                    <mn>100</mn>
                    <mi>mL</mi>
                  </mrow>
                </mfrac>
              </mrow>
            </mrow>
            <mo stretchy="false">×</mo>
            <mrow>
              <mfrac>
                <mrow>
                  <mn>1000</mn>
                  <mi>mg</mi>
                </mrow>
                <mrow>
                  <mn>1</mn>
                  <mi mathvariant="normal">g</mi>
                </mrow>
              </mfrac>
            </mrow>
          </mrow>
          <mo stretchy="false">×</mo>
          <mrow>
            <mfrac>
              <mrow>
                <mn>1</mn>
                <mi>mMol</mi>
              </mrow>
              <mrow>
                <mn>58.5</mn>
                <mi>mg</mi>
              </mrow>
            </mfrac>
          </mrow>
        </mrow>
        <mo stretchy="false">×</mo>
        <mrow>
          <mfrac>
            <mrow>
              <mn>1</mn>
              <mi>mEq</mi>
            </mrow>
            <mrow>
              <mn>1mMol</mn>
            </mrow>
          </mfrac>
        </mrow>
      </mrow>
    </mrow>
    <annotation encoding="StarMath 5.0">{{1 L} over {1}} times {{1000 mL} over {1 L}} times {{0.9 g} over {100 mL}} times {{1000 mg} over {1 g}} times {{1 mMol} over {58.5 mg}} times {{1 mEq} over {1mMol}}</annotation>
  </semantics>
</math>
</file>